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547in"/>
    </style:style>
    <style:style style:name="co3" style:family="table-column">
      <style:table-column-properties fo:break-before="auto" style:column-width="0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  <style:text-properties fo:language="en" fo:country="U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language="en" fo:country="US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8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P3 play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>
            <text:p>That last Doctor Who episod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ing cabl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>
            <text:p>important phone numbers sav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aybe SIM card for abroad?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7" office:value-type="string">
            <text:p>Most important phone numbers ON PAP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>
            <text:p>Can ope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>
            <text:p>Clotheslin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2">
          <table:table-cell table:style-name="ce2"/>
          <table:table-cell office:value-type="string">
            <text:p>Snap hook / carabi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90">
            <calcext:condition calcext:apply-style-name="Untitled1" calcext:value="=&quot;&quot;" calcext:base-cell-address="Sheet1.A50"/>
            <calcext:condition calcext:apply-style-name="Untitled2" calcext:value="!=&quot;&quot;" calcext:base-cell-address="Sheet1.A50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6pt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0/00/0000</text:date>, <text:time style:data-style-name="N2" text:time-value="0000-00-00T11:03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1T20:10:42</meta:creation-date>
    <dc:date>2013-08-20T11:08:29</dc:date>
    <meta:editing-duration>PT2H44M47S</meta:editing-duration>
    <meta:editing-cycles>51</meta:editing-cycles>
    <meta:generator>LibreOffice/4.0.2.2$Linux_X86_64 LibreOffice_project/400m0$Build-2</meta:generator>
    <dc:creator>orange </dc:creator>
    <meta:document-statistic meta:table-count="3" meta:cell-count="91" meta:object-count="0"/>
  </office:meta>
</office:document-meta>
</file>